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weight="bold"/>
    </style:style>
    <style:style style:name="T1" style:family="text">
      <style:text-properties fo:font-family="'Courier New'" style:font-family-generic="modern" style:font-pitch="fixed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655cm" svg:height="4.079cm" svg:x="0.1cm" svg:y="0.1cm">
          <text:p/>
        </draw:rect>
        <draw:frame draw:style-name="gr2" draw:text-style-name="P3" draw:layer="layout" svg:width="8.503cm" svg:height="3.851cm" svg:x="0.321cm" svg:y="0.486cm">
          <draw:text-box>
            <text:p text:style-name="P2"><text:span text:style-name="T1">/* ProgramA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::Requires 'ProgramC'</text:span></text:p>
          </draw:text-box>
        </draw:frame>
        <draw:rect draw:style-name="gr1" draw:text-style-name="P1" draw:layer="layout" svg:width="8.655cm" svg:height="4.079cm" svg:x="12.376cm" svg:y="0.1cm">
          <text:p/>
        </draw:rect>
        <draw:frame draw:style-name="gr2" draw:text-style-name="P3" draw:layer="layout" svg:width="8.503cm" svg:height="3.851cm" svg:x="12.597cm" svg:y="0.486cm">
          <draw:text-box>
            <text:p text:style-name="P2"><text:span text:style-name="T1">/* ProgramB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::Requires 'ProgramC'</text:span></text:p>
          </draw:text-box>
        </draw:frame>
        <draw:rect draw:style-name="gr1" draw:text-style-name="P1" draw:layer="layout" svg:width="8.655cm" svg:height="4.079cm" svg:x="6.329cm" svg:y="6.33cm">
          <text:p/>
        </draw:rect>
        <draw:frame draw:style-name="gr2" draw:text-style-name="P3" draw:layer="layout" svg:width="8.503cm" svg:height="3.851cm" svg:x="6.55cm" svg:y="6.716cm">
          <draw:text-box>
            <text:p text:style-name="P2"><text:span text:style-name="T1">/* ProgramC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line draw:style-name="gr3" draw:text-style-name="P1" draw:layer="layout" svg:x1="7.927cm" svg:y1="4.289cm" svg:x2="7.927cm" svg:y2="6.384cm">
          <text:p/>
        </draw:line>
        <draw:line draw:style-name="gr3" draw:text-style-name="P1" draw:layer="layout" svg:x1="13.329cm" svg:y1="4.261cm" svg:x2="13.329cm" svg:y2="6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1.2cm" fo:page-height="10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1-21T06:33:16</meta:creation-date>
    <dc:date>2009-12-12T22:50:07.03</dc:date>
    <dc:language>en-US</dc:language>
    <meta:editing-cycles>3</meta:editing-cycles>
    <meta:editing-duration>PT00H12M02S</meta:editing-duration>
    <dc:creator>Jean Louis Faucher</dc:cre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